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Helvetica" svg:font-family="Helvetica" style:font-family-generic="swiss"/>
    <style:font-face style:name="Helvetica1" svg:font-family="Helvetica, Arial" style:font-family-generic="swiss"/>
    <style:font-face style:name="Courier" svg:font-family="Courier" style:font-adornments="Oblique" style:font-family-generic="modern" style:font-pitch="variable"/>
    <style:font-face style:name="Cousine" svg:font-family="Cousine" style:font-adornments="Italic"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2" svg:font-family="Helvetica" style:font-adornments="Obliqu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Courier" fo:font-size="10.5pt" style:font-size-asian="10.5pt" style:font-size-complex="10.5pt"/>
    </style:style>
    <style:style style:name="P2" style:family="paragraph" style:parent-style-name="Standard">
      <style:text-properties style:font-name="Courier" fo:font-size="10.5pt" fo:language="en" fo:country="CA" style:font-size-asian="10.5pt" style:font-size-complex="10.5pt"/>
    </style:style>
    <style:style style:name="P3" style:family="paragraph" style:parent-style-name="Standard">
      <style:text-properties style:font-name="Courier" fo:font-size="10.5pt" fo:font-weight="normal" style:font-size-asian="10.5pt" style:font-weight-asian="normal" style:font-size-complex="10.5pt" style:font-weight-complex="normal"/>
    </style:style>
    <style:style style:name="P4" style:family="paragraph" style:parent-style-name="Standard">
      <style:text-properties style:font-name="Times New Roman1" fo:font-size="12pt" fo:language="en" fo:country="CA" style:font-size-asian="12pt" style:font-size-complex="12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color="#666666" fo:font-style="italic" style:font-style-asian="italic" style:font-style-complex="italic"/>
    </style:style>
    <style:style style:name="P8" style:family="paragraph" style:parent-style-name="Standard">
      <style:paragraph-properties style:text-autospace="none"/>
      <style:text-properties fo:color="#1049bc" style:font-name="Helvetica" fo:font-size="12pt" style:font-name-asian="Helvetica" style:font-size-asian="12pt" style:font-name-complex="Helvetica" style:font-size-complex="12pt"/>
    </style:style>
    <style:style style:name="P9" style:family="paragraph" style:parent-style-name="Standard">
      <style:paragraph-properties style:text-autospace="none"/>
      <style:text-properties style:use-window-font-color="true" style:font-name="Helvetica" fo:font-size="12pt" style:font-name-asian="Helvetica" style:font-size-asian="12pt" style:font-name-complex="Helvetica" style:font-size-complex="12pt"/>
    </style:style>
    <style:style style:name="P10" style:family="paragraph" style:parent-style-name="Standard">
      <style:paragraph-properties style:text-autospace="none"/>
      <style:text-properties fo:color="#000000" style:font-name="Helvetica" fo:font-size="12pt" fo:background-color="#ffff00" style:font-name-asian="Helvetica" style:font-size-asian="12pt" style:font-name-complex="Helvetica" style:font-size-complex="12pt"/>
    </style:style>
    <style:style style:name="P11" style:family="paragraph" style:parent-style-name="Standard" style:list-style-name="L1"/>
    <style:style style:name="P12" style:family="paragraph" style:parent-style-name="Standard">
      <style:text-properties fo:font-style="normal" style:font-style-asian="normal" style:font-style-complex="normal"/>
    </style:style>
    <style:style style:name="P13" style:family="paragraph" style:parent-style-name="Standard" style:list-style-name="L1">
      <style:text-properties fo:font-style="normal" style:font-style-asian="normal" style:font-style-complex="normal"/>
    </style:style>
    <style:style style:name="P14" style:family="paragraph" style:parent-style-name="Standard" style:list-style-name="L2">
      <style:text-properties fo:font-style="normal" style:font-style-asian="normal" style:font-style-complex="normal"/>
    </style:style>
    <style:style style:name="P15" style:family="paragraph" style:parent-style-name="Standard">
      <style:text-properties fo:font-style="normal" fo:font-weight="bold" style:font-style-asian="normal" style:font-weight-asian="bold" style:font-style-complex="normal" style:font-weight-complex="bold"/>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style:font-name="Courier" fo:font-size="10.5pt" fo:font-style="normal" style:font-size-asian="10.5pt" style:font-style-asian="normal" style:font-size-complex="10.5pt" style:font-style-complex="normal"/>
    </style:style>
    <style:style style:name="P18" style:family="paragraph" style:parent-style-name="Standard">
      <style:text-properties style:font-name="Courier" fo:font-size="10.5pt" fo:font-style="normal" fo:font-weight="normal" style:font-size-asian="10.5pt" style:font-style-asian="normal" style:font-weight-asian="normal" style:font-size-complex="10.5pt" style:font-style-complex="normal" style:font-weight-complex="normal"/>
    </style:style>
    <style:style style:name="P19" style:family="paragraph" style:parent-style-name="Standard">
      <style:text-properties style:font-name="Courier" fo:font-size="10.5pt" fo:font-weight="normal" style:font-size-asian="10.5pt" style:font-weight-asian="normal" style:font-size-complex="10.5pt" style:font-weight-complex="normal"/>
    </style:style>
    <style:style style:name="P20" style:family="paragraph" style:parent-style-name="Standard">
      <style:text-properties style:font-name="Courier" fo:font-size="10.5pt" style:font-size-asian="10.5pt" style:font-size-complex="10.5pt"/>
    </style:style>
    <style:style style:name="P21" style:family="paragraph" style:parent-style-name="Standard" style:list-style-name="L2"/>
    <style:style style:name="P22" style:family="paragraph" style:parent-style-name="Standard">
      <style:paragraph-properties style:text-autospace="none"/>
      <style:text-properties fo:color="#1049bc" style:font-name="Helvetica" fo:font-size="12pt" style:font-name-asian="Helvetica" style:font-size-asian="12pt" style:font-name-complex="Helvetica" style:font-size-complex="12pt"/>
    </style:style>
    <style:style style:name="P23" style:family="paragraph" style:parent-style-name="Standard">
      <style:paragraph-properties style:text-autospace="none"/>
      <style:text-properties fo:color="#000000" style:font-name="Helvetica" fo:font-size="12pt" style:font-name-asian="Helvetica" style:font-size-asian="12pt" style:font-name-complex="Helvetica" style:font-size-complex="12pt"/>
    </style:style>
    <style:style style:name="P24" style:family="paragraph" style:parent-style-name="Standard">
      <style:paragraph-properties style:text-autospace="none"/>
      <style:text-properties fo:color="#000000" style:font-name="Helvetica" fo:font-size="11pt" style:font-name-asian="Helvetica" style:font-size-asian="11pt" style:font-name-complex="Helvetica" style:font-size-complex="11pt"/>
    </style:style>
    <style:style style:name="P25" style:family="paragraph" style:parent-style-name="Standard" style:list-style-name="L5">
      <style:paragraph-properties style:text-autospace="none"/>
      <style:text-properties fo:color="#000000" style:font-name="Helvetica" fo:font-size="11pt" style:font-name-asian="Helvetica" style:font-size-asian="11pt" style:font-name-complex="Helvetica" style:font-size-complex="11pt"/>
    </style:style>
    <style:style style:name="P26" style:family="paragraph" style:parent-style-name="Standard">
      <style:paragraph-properties style:text-autospace="none"/>
      <style:text-properties fo:color="#000000" style:font-name="Helvetica" fo:font-size="14pt" style:font-name-asian="Helvetica" style:font-size-asian="14pt" style:font-name-complex="Helvetica" style:font-size-complex="14pt"/>
    </style:style>
    <style:style style:name="P27" style:family="paragraph" style:parent-style-name="Standard">
      <style:paragraph-properties style:text-autospace="none"/>
      <style:text-properties fo:color="#000000" style:font-name="Cousine" fo:font-size="10pt" style:font-name-asian="Helvetica" style:font-size-asian="10pt" style:font-name-complex="Helvetica" style:font-size-complex="10pt"/>
    </style:style>
    <style:style style:name="P28" style:family="paragraph" style:parent-style-name="Standard">
      <style:paragraph-properties style:text-autospace="none"/>
      <style:text-properties fo:color="#000000" style:font-name="Cousine" fo:font-size="10pt" fo:font-weight="bold" style:font-name-asian="Helvetica" style:font-size-asian="10pt" style:font-weight-asian="bold" style:font-name-complex="Helvetica" style:font-size-complex="10pt" style:font-weight-complex="bold"/>
    </style:style>
    <style:style style:name="P29" style:family="paragraph" style:parent-style-name="Standard">
      <style:paragraph-properties style:text-autospace="none"/>
      <style:text-properties fo:color="#000000" style:font-name="Helvetica2" fo:font-size="11pt" fo:font-weight="normal" style:font-name-asian="Helvetica" style:font-size-asian="11pt" style:font-weight-asian="normal" style:font-name-complex="Helvetica" style:font-size-complex="11pt" style:font-weight-complex="normal"/>
    </style:style>
    <style:style style:name="P30" style:family="paragraph" style:parent-style-name="Standard" style:list-style-name="L4">
      <style:paragraph-properties style:text-autospace="none"/>
    </style:style>
    <style:style style:name="P31" style:family="paragraph" style:parent-style-name="Standard" style:master-page-name="">
      <style:paragraph-properties style:page-number="auto" style:text-autospace="none"/>
      <style:text-properties fo:color="#000000" style:font-name="Cousine" fo:font-size="10pt" fo:font-weight="bold" style:font-name-asian="Helvetica" style:font-size-asian="10pt" style:font-weight-asian="bold" style:font-name-complex="Helvetica" style:font-size-complex="10pt" style:font-weight-complex="bold"/>
    </style:style>
    <style:style style:name="P32" style:family="paragraph" style:parent-style-name="Standard">
      <style:paragraph-properties fo:margin-left="1.295cm" fo:margin-right="0cm" fo:text-indent="0cm" style:auto-text-indent="false" style:text-autospace="none"/>
      <style:text-properties fo:color="#000000" style:font-name="Helvetica" fo:font-size="11pt" style:font-name-asian="Helvetica" style:font-size-asian="11pt" style:font-name-complex="Helvetica" style:font-size-complex="11pt"/>
    </style:style>
    <style:style style:name="P33" style:family="paragraph" style:parent-style-name="Standard" style:master-page-name="">
      <style:paragraph-properties fo:margin-left="0cm" fo:margin-right="0cm" fo:text-indent="0cm" style:auto-text-indent="false" style:page-number="auto" style:text-autospace="none"/>
      <style:text-properties fo:color="#000000" style:font-name="Cousine" fo:font-size="10pt" fo:font-weight="bold" style:font-name-asian="Helvetica" style:font-size-asian="10pt" style:font-weight-asian="bold" style:font-name-complex="Helvetica" style:font-size-complex="10pt" style:font-weight-complex="bold"/>
    </style:style>
    <style:style style:name="P34" style:family="paragraph" style:parent-style-name="Standard" style:master-page-name="">
      <style:paragraph-properties fo:margin-left="0.025cm" fo:margin-right="0cm" fo:text-indent="0cm" style:auto-text-indent="false" style:page-number="auto" style:text-autospace="none"/>
      <style:text-properties fo:color="#000000" style:font-name="Cousine" fo:font-size="10pt" fo:font-weight="bold" style:font-name-asian="Helvetica" style:font-size-asian="10pt" style:font-weight-asian="bold" style:font-name-complex="Helvetica" style:font-size-complex="10pt" style:font-weight-complex="bold"/>
    </style:style>
    <style:style style:name="P35" style:family="paragraph" style:parent-style-name="Standard" style:master-page-name="">
      <style:paragraph-properties fo:margin-left="0.025cm" fo:margin-right="0cm" fo:text-indent="0cm" style:auto-text-indent="false" style:page-number="auto" style:text-autospace="none"/>
      <style:text-properties fo:color="#000000" style:font-name="Cousine" fo:font-size="10pt" fo:font-weight="bold" style:font-name-asian="Helvetica" style:font-size-asian="10pt" style:font-weight-asian="bold" style:font-name-complex="Helvetica" style:font-size-complex="10pt" style:font-weight-complex="bold"/>
    </style:style>
    <style:style style:name="P36" style:family="paragraph" style:parent-style-name="Standard" style:master-page-name="">
      <style:paragraph-properties fo:margin-left="1.245cm" fo:margin-right="0cm" fo:text-indent="0cm" style:auto-text-indent="false" style:page-number="auto" style:text-autospace="none"/>
      <style:text-properties fo:color="#000000" style:font-name="Helvetica2" fo:font-size="11pt" fo:font-weight="normal" style:font-name-asian="Helvetica" style:font-size-asian="11pt" style:font-weight-asian="normal" style:font-name-complex="Helvetica" style:font-size-complex="11pt" style:font-weight-complex="normal"/>
    </style:style>
    <style:style style:name="P37" style:family="paragraph" style:parent-style-name="Standard">
      <style:paragraph-properties fo:margin-left="1.245cm" fo:margin-right="0cm" fo:text-indent="0cm" style:auto-text-indent="false" style:text-autospace="none"/>
      <style:text-properties fo:color="#000000" style:font-name="Helvetica2" fo:font-size="11pt" fo:font-weight="normal" style:font-name-asian="Helvetica" style:font-size-asian="11pt" style:font-weight-asian="normal" style:font-name-complex="Helvetica" style:font-size-complex="11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000000" style:font-name="Times New Roman1" fo:font-size="11pt" style:font-size-asian="11pt" style:font-size-complex="11pt"/>
    </style:style>
    <style:style style:name="T7" style:family="text">
      <style:text-properties fo:color="#000000" style:font-name="Helvetica" fo:font-size="11pt" style:font-name-asian="Helvetica" style:font-size-asian="11pt" style:font-name-complex="Helvetica" style:font-size-complex="11pt"/>
    </style:style>
    <style:style style:name="T8" style:family="text">
      <style:text-properties fo:color="#000000" style:font-name="Helvetica" fo:font-size="11pt" fo:font-style="normal" style:font-name-asian="Helvetica" style:font-size-asian="11pt" style:font-style-asian="normal" style:font-name-complex="Helvetica" style:font-size-complex="11pt" style:font-style-complex="normal"/>
    </style:style>
    <style:style style:name="T9" style:family="text">
      <style:text-properties fo:color="#000000" style:font-name="Helvetica1" fo:font-size="11pt" fo:language="en" fo:country="US" fo:font-style="normal" style:font-name-asian="Helvetica1" style:font-size-asian="11pt" style:font-style-asian="normal" style:font-name-complex="Helvetica1" style:font-size-complex="12pt" style:font-style-complex="normal"/>
    </style:style>
    <style:style style:name="T10" style:family="text">
      <style:text-properties fo:color="#000000" style:font-name="Helvetica1" fo:font-size="11pt" fo:language="en" fo:country="US" fo:font-style="italic" style:font-name-asian="Helvetica1" style:font-size-asian="11pt" style:font-style-asian="italic" style:font-name-complex="Helvetica1"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style:num-suffix=")" style:num-format="1">
        <style:list-level-properties text:list-level-position-and-space-mode="label-alignment">
          <style:list-level-label-alignment text:label-followed-by="space"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93cm" fo:text-indent="-0.635cm" fo:margin-left="1.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75cm" fo:text-indent="-0.635cm" fo:margin-left="6.3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cm" fo:text-indent="-0.635cm" fo:margin-left="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45cm" fo:text-indent="-0.635cm" fo:margin-left="7.64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O INTEGRATE:</text:p>
      <text:p text:style-name="P8"/>
      <text:p text:style-name="P23">Ways of thinking about this work:</text:p>
      <text:p text:style-name="P23">Local approximation of shared-state side effects. -&gt;</text:p>
      <text:p text:style-name="P24"><text:tab/>Approximation is based on references or pointers as inputs. (No pointer analysis.)</text:p>
      <text:p text:style-name="P24"/>
      <text:p text:style-name="P26">On fields and accessor methods</text:p>
      <text:p text:style-name="P24"/>
      <text:p text:style-name="P24">What action should we take when an accessor-like method attempts to mutate the receiver's locality? Possible responses include:</text:p>
      <text:p text:style-name="P24"/>
      <text:list xml:id="list2607758042434869605" text:style-name="L5">
        <text:list-item>
          <text:p text:style-name="P25">Generate an error.</text:p>
        </text:list-item>
        <text:list-item>
          <text:p text:style-name="P25">Generate a warning.</text:p>
        </text:list-item>
        <text:list-item>
          <text:p text:style-name="P25">Ignore the mutation.</text:p>
        </text:list-item>
      </text:list>
      <text:p text:style-name="P24"/>
      <text:p text:style-name="P24">What qualifies as an “accessor-like” method? In general, accessor-like methods are parameterless.</text:p>
      <text:p text:style-name="P24"/>
      <text:p text:style-name="P24">In keeping with the principle of “don't break existing code,” mutation of the receiver's locality cannot be completely forbidden in an accessor-like method; but in the interests of promoting correctness, such mutations should not be ignored. One middle-ground solution is to issue a warning if such a mutation may occur.</text:p>
      <text:p text:style-name="P24"/>
      <text:p text:style-name="P24"/>
      <text:p text:style-name="P24"/>
      <text:p text:style-name="P24">List of Annotations, and what those annotations mean</text:p>
      <text:p text:style-name="P24"/>
      <text:p text:style-name="P34">@readonly</text:p>
      <text:p text:style-name="P32"/>
      <text:p text:style-name="P32">As an annotation on reference types, @readonly indicates that:</text:p>
      <text:p text:style-name="P32"/>
      <text:list xml:id="list6875998128304580284" text:style-name="L4">
        <text:list-item>
          <text:p text:style-name="P30"><text:span text:style-name="T7">No member of the referred-to object may be mutated.</text:span></text:p>
        </text:list-item>
        <text:list-item>
          <text:p text:style-name="P30"><text:span text:style-name="T8">Every reference-type member of the referred-to object is considered @readonly regardless of its declared mutability</text:span><text:span text:style-name="T9">, </text:span><text:span text:style-name="T10">unless</text:span><text:span text:style-name="T9"> that member is not considered part of the object's representation (see @nonrep).</text:span></text:p>
        </text:list-item>
      </text:list>
      <text:p text:style-name="P32"/>
      <text:p text:style-name="P32">As an annotation on field definitions, @readonly indicates that the field's type should be considered @readonly.</text:p>
      <text:p text:style-name="P32"/>
      <text:p text:style-name="P32">As an annotation on method definitions, @readonly indicates that the method's result type should be considered @readonly.</text:p>
      <text:p text:style-name="P32"/>
      <text:p text:style-name="P33">@polyread</text:p>
      <text:p text:style-name="P32"/>
      <text:p text:style-name="P32">@polyread on a method result type As an annotation on method inputs and result types, @polyread indicates </text:p>
      <text:p text:style-name="P32"/>
      <text:p text:style-name="P34">@mutable</text:p>
      <text:p text:style-name="P32"/>
      <text:p text:style-name="P32">@mutable indicates the absence of @readonly.</text:p>
      <text:p text:style-name="P32"><text:span text:style-name="T9"/></text:p>
      <text:p text:style-name="P31">@accessor</text:p>
      <text:p text:style-name="P29"/>
      <text:p text:style-name="P36">As an annotation on a method definition, @accessor indicates that the method is intended to return some field reached through the receiver reference <text:span text:style-name="T1">this</text:span><text:span text:style-name="T2">.</text:span></text:p>
      <text:p text:style-name="P37"><text:span text:style-name="T2"/></text:p>
      <text:p text:style-name="P37">Technically, @accessor means that the method's receiver and result type are both @polyread.</text:p>
      <text:p text:style-name="P29"/>
      <text:p text:style-name="P28">@nonrep</text:p>
      <text:p text:style-name="P24"/>
      <text:p text:style-name="P32"><text:soft-page-break/>As an attribute on field definitions, @nonrep exempts individual fields from viewpoint adaptation.</text:p>
      <text:p text:style-name="P32"/>
      <text:p text:style-name="P32">@nonrep may be understood </text:p>
      <text:p text:style-name="P32"/>
      <text:p text:style-name="P24"/>
      <text:p text:style-name="P24"/>
      <text:p text:style-name="P24">Defaults:</text:p>
      <text:p text:style-name="P24"><text:tab/>rule 1: Don't break unannotated code</text:p>
      <text:p text:style-name="P24"><text:tab/>rule 2: Don't allow unsoundness, unless that unsoundness is clearly annotated</text:p>
      <text:p text:style-name="P24"><text:tab/>primary objective to minimize: incremental annotation burden (e.g., const hell)</text:p>
      <text:p text:style-name="P24"><text:tab/>secondary objective to minimize: awkwardness of individual annotations</text:p>
      <text:p text:style-name="P23"/>
      <text:p text:style-name="P23">List- and Inheritance Example</text:p>
      <text:p text:style-name="P23"/>
      <text:p text:style-name="P23">Iterator Example</text:p>
      <text:p text:style-name="P23"/>
      <text:p text:style-name="P23">Closure Example</text:p>
      <text:p text:style-name="P8"/>
      <text:p text:style-name="P8"><text:tab/><text:span text:style-name="T6">Given a function class F, F @pure &lt;: F. The foregoing statement is true because @pure implies that all inputs are at least @polyread.</text:span></text:p>
      <text:p text:style-name="P8"><text:span text:style-name="T6"><text:tab/>If a function class F is @pure, then all “apply” methods on F must also be @pure.</text:span></text:p>
      <text:p text:style-name="P8"><text:span text:style-name="T6"/></text:p>
      <text:p text:style-name="P8"><text:span text:style-name="T6"><text:tab/>If a method m is @pure, an inner method n within m is allowed to assign local variables of m. The ability of n to assign to m's locals means that n itself cannot be pure, although calling n does not make m impure. </text:span></text:p>
      <text:p text:style-name="P8"><text:span text:style-name="T6"><text:tab/>However, if a closure of n is returned from m, then callers of n outside m may care whether n is pure – if n is not pure, then it may modify locals of m and fields of other objects nested within m. Therefore, it must be possible to state that a method returns a pure function.</text:span></text:p>
      <text:p text:style-name="P8"><text:span text:style-name="T6"><text:tab/>@pure, like @readonly, can be a type attribute. If a receiver r is of type @pure, then all apply methods on r are considered @pure. The @pure attribute has no effect on non-function types.</text:span></text:p>
      <text:p text:style-name="P8"><text:span text:style-name="T6"><text:tab/>Should inner methods of a @pure method be considered @pure by default? No – there are two cases here: (1) the inner method is named, in which case @pure can be placed directly on the inner method, or (2) the inner method is not named. In the second case, the purity of the inner method only matters if the method is closed and returned. To handle the second case, the outer method can be annotated @innerpure. The @innerpure annotation asserts that the method is @pure, and furthermore forces all synthetic function objects created by the method to be @pure, and forces synthetic apply methods to be @innerpure.</text:span></text:p>
      <text:p text:style-name="P8"><text:span text:style-name="T6"/></text:p>
      <text:p text:style-name="P8"><text:span text:style-name="T6"><text:tab/>Consider the following method proxyGetter that returns an accessor function:</text:span></text:p>
      <text:p text:style-name="P8"><text:span text:style-name="T6"/></text:p>
      <text:p text:style-name="P27"><text:s text:c="2"/>trait C[T] {</text:p>
      <text:p text:style-name="P27"><text:s text:c="4"/>def x: T</text:p>
      <text:p text:style-name="P27"><text:s text:c="4"/>def proxyGetter = { () =&gt; x }</text:p>
      <text:p text:style-name="P27"><text:s text:c="2"/>}</text:p>
      <text:p text:style-name="P8"><text:span text:style-name="T6"/></text:p>
      <text:p text:style-name="P8"><text:span text:style-name="T6"><text:tab/>Since proxyGetter and the accessor function are both pure, proxyGetter can be @innerpure:</text:span></text:p>
      <text:p text:style-name="P8"><text:span text:style-name="T6"/></text:p>
      <text:p text:style-name="P27"><text:s text:c="2"/>trait C[T] {</text:p>
      <text:p text:style-name="P27"><text:s text:c="4"/>...</text:p>
      <text:p text:style-name="P27"><text:s text:c="4"/><text:span text:style-name="T4">@innerpure </text:span>def proxyGetter = { () =&gt; x }</text:p>
      <text:p text:style-name="P27"><text:s text:c="2"/>}</text:p>
      <text:p text:style-name="P8"><text:span text:style-name="T6"/></text:p>
      <text:p text:style-name="P8"><text:span text:style-name="T6"><text:tab/>If we want to be explicit about the result of proxyGetter:</text:span></text:p>
      <text:p text:style-name="P8"><text:span text:style-name="T6"/></text:p>
      <text:p text:style-name="P27"><text:s text:c="2"/>trait C[T] {</text:p>
      <text:p text:style-name="P27"><text:s text:c="4"/>...</text:p>
      <text:p text:style-name="P27"><text:s text:c="4"/><text:span text:style-name="T4">@innerpure </text:span>def proxyGetter: (() =&gt; T)<text:span text:style-name="T4"> @pure</text:span> = { () =&gt; x }</text:p>
      <text:p text:style-name="P27"><text:soft-page-break/><text:s text:c="2"/>}</text:p>
      <text:p text:style-name="P8"><text:span text:style-name="T6"/></text:p>
      <text:p text:style-name="P8"><text:span text:style-name="T6"><text:tab/>The following code shows how the effects of @innerpure affect compilation. The desugaring of proxyGetter involves the creation of an anonymous class extending a 0-argument function. This anonymous class is assumed @pure. Its apply method is assumed @innerpure:</text:span></text:p>
      <text:p text:style-name="P8"><text:span text:style-name="T6"/></text:p>
      <text:p text:style-name="P27"><text:s text:c="2"/>trait C[T] {</text:p>
      <text:p text:style-name="P27"><text:s text:c="4"/>...</text:p>
      <text:p text:style-name="P27"><text:s text:c="4"/><text:span text:style-name="T4">@innerpure </text:span>def proxyGetter = {</text:p>
      <text:p text:style-name="P27"><text:s text:c="6"/><text:span text:style-name="T4">@pure </text:span>class Anonymous extends Function0[T] {</text:p>
      <text:p text:style-name="P27"><text:s text:c="8"/><text:span text:style-name="T4">@innerpure </text:span>def apply(): T = C.this.x</text:p>
      <text:p text:style-name="P27"><text:s text:c="6"/>}</text:p>
      <text:p text:style-name="P27"><text:s text:c="6"/>new Anonymous()</text:p>
      <text:p text:style-name="P27"><text:s text:c="4"/>}</text:p>
      <text:p text:style-name="P27"><text:s text:c="2"/>}</text:p>
      <text:p text:style-name="P8"><text:span text:style-name="T6"/></text:p>
      <text:p text:style-name="P8"><text:span text:style-name="T6"><text:tab/>The apply method is type-checked under the assumption of purity, causing compile-time errors if it contains any purity violations.</text:span></text:p>
      <text:p text:style-name="P8"><text:span text:style-name="T6"/></text:p>
      <text:p text:style-name="P27"><text:s text:c="2"/>trait C[T] {</text:p>
      <text:p text:style-name="P27"><text:s text:c="4"/>...</text:p>
      <text:p text:style-name="P27"><text:s text:c="4"/>@pure def proxyGetter: (() =&gt; T) @pure = {</text:p>
      <text:p text:style-name="P27"><text:s text:c="6"/>class Anonymous extends Function0[T] {</text:p>
      <text:p text:style-name="P27"><text:s text:c="8"/>@pure def apply(): T = C.this.x <text:s/>// C.this is @polyread</text:p>
      <text:p text:style-name="P27"><text:s text:c="10"/>// mutable(C.this) on proxyGetter -&gt; inner methods are impure</text:p>
      <text:p text:style-name="P27"><text:s text:c="6"/>}</text:p>
      <text:p text:style-name="P27"><text:s text:c="6"/>new Anonymous: @readonly ()</text:p>
      <text:p text:style-name="P27"><text:s text:c="4"/>}</text:p>
      <text:p text:style-name="P27"><text:s text:c="2"/>}</text:p>
      <text:p text:style-name="P27"><text:s text:c="2"/>val c: C[AnyRef]</text:p>
      <text:p text:style-name="P27"><text:s text:c="2"/>val pr: Function0[AnyRef] @pure = c.proxyGetter</text:p>
      <text:p text:style-name="P27"><text:s text:c="4"/>// @pure on a reference r -&gt; <text:s/>@pure on r.apply</text:p>
      <text:p text:style-name="P23"/>
      <text:p text:style-name="P23"/>
      <text:p text:style-name="P23"/>
      <text:p text:style-name="P23"/>
      <text:p text:style-name="P8">- The term "fully readonly" is confusing because later, when it is</text:p>
      <text:p text:style-name="P8"> defined, it also allows polyread. A term like "fully non-mutable"</text:p>
      <text:p text:style-name="P8"> or "fully immutable" would be less confusing.</text:p>
      <text:p text:style-name="P9"/>
      <text:p text:style-name="P9">Quite possibly...</text:p>
      <text:p text:style-name="P9"/>
      <text:p text:style-name="P8">- When you say "Consequently, @pure ... (an example is in a later</text:p>
      <text:p text:style-name="P8"> subsection).", which specific example/subsection are you referring</text:p>
      <text:p text:style-name="P8"> to? I would expect that viewpoint adaptation would prevent such</text:p>
      <text:p text:style-name="P8"> leakage, except through a @nonrep field, but the whole point of</text:p>
      <text:p text:style-name="P8"> @nonrep is to allow such leakage. Do you have an example where</text:p>
      <text:p text:style-name="P8"> such leakage occurs without @nonrep?</text:p>
      <text:p text:style-name="P9"/>
      <text:p text:style-name="P9">Perhaps I wasn’t clear about this. As far as I can tell (unless someone finds a counterexample) leakage only occurs through @nonrep. The point I was trying to make is that a “pure” method call can still do impure things through @nonrep.</text:p>
      <text:p text:style-name="P9"/>
      <text:p text:style-name="P8">- In the issue of what should be the default mutability of upper bounds,</text:p>
      <text:p text:style-name="P8"> have you considered variance? For example, if we have:</text:p>
      <text:p text:style-name="P8"> HasVector[T, -V &lt;: Vector[T] @mutable]</text:p>
      <text:p text:style-name="P8"> then</text:p>
      <text:p text:style-name="P8"><text:soft-page-break/> HasVector[Int, ConcreteVector[Int] @readonly] would be a subtype of it</text:p>
      <text:p text:style-name="P8"> due to the contra-variance of V.</text:p>
      <text:p text:style-name="P9"/>
      <text:p text:style-name="P9">I forgot to mention this… I am (at the moment) thinking of ignoring variance (that is, all type members are invariant wrt. mutability). I haven’t completely thought through the implications of assuming invariance, but it seems like introducing variance would make things more complicated...</text:p>
      <text:p text:style-name="P9"/>
      <text:p text:style-name="P8">- I would suggest that the default mutability should be @mutable if a</text:p>
      <text:p text:style-name="P8"> specific upper bound is given, but Any @readonly if no bound is given.</text:p>
      <text:p text:style-name="P8"> This is consistent with other defaults: whenever you actually mention</text:p>
      <text:p text:style-name="P8"> a type, without an annotation, it is considered @mutable by default.</text:p>
      <text:p text:style-name="P8"> But when you want a type parameter that is completely generic and</text:p>
      <text:p text:style-name="P8"> unrestricted, why can't the default be Any @readonly? In summary,</text:p>
      <text:p text:style-name="P8"> Foo[T] would be Foo[Nothing @mutable &lt;: T &lt;: Any @readonly]</text:p>
      <text:p text:style-name="P8"> Foo[T &lt;: Bar] would be Foo[Nothing @mutable &lt;: T &lt;: Bar @mutable]</text:p>
      <text:p text:style-name="P8"> Foo[T &lt;: Bar @readonly] would be Foo[Nothing @mutable &lt;: T &lt;: Bar @readonly]</text:p>
      <text:p text:style-name="P9"/>
      <text:p text:style-name="P9">Good point. If the upper bound of T is Any, then you shouldn’t be able do anything mutable with T because T may be a value type. So a default of @readonly should be OK.</text:p>
      <text:p text:style-name="P9"/>
      <text:p text:style-name="P9">Scala also supports universal traits (directly extending Any) and value classes (extending AnyVal). I suspect a @readonly default is fine for these also, since they do not contain any fields (except possibly a single immutable member). One caveat is that the immutable member of an AnyVal can actually be an AnyRef…</text:p>
      <text:p text:style-name="Standard"/>
      <text:p text:style-name="Standard"/>
      <text:p text:style-name="Standard">Contravariance:</text:p>
      <text:p text:style-name="Standard"/>
      <text:p text:style-name="Standard">Function[-P1,+R] {</text:p>
      <text:p text:style-name="Standard">}</text:p>
      <text:p text:style-name="Standard"/>
      <text:p text:style-name="Standard"/>
      <text:p text:style-name="Standard"/>
      <text:p text:style-name="Standard"/>
      <text:p text:style-name="Standard">This document discusses the following rules:</text:p>
      <text:p text:style-name="Standard"/>
      <text:list xml:id="list1558540427400537408" text:style-name="L1">
        <text:list-item>
          <text:p text:style-name="P13">The default mutability of an unannotated concrete type is @mutable.</text:p>
        </text:list-item>
        <text:list-item>
          <text:p text:style-name="P11">A function call is considered pure only when all inputs are <text:span text:style-name="T1">fully readonly</text:span><text:span text:style-name="T2">.</text:span></text:p>
        </text:list-item>
        <text:list-item>
          <text:p text:style-name="P13">Non-representation (@nonrep) fields are not viewpoint-adapted when read.</text:p>
        </text:list-item>
        <text:list-item>
          <text:p text:style-name="P13">When instantiating a mutability parameter, the concrete mutability must conform to the declared mutability bounds.</text:p>
        </text:list-item>
      </text:list>
      <text:p text:style-name="Standard"/>
      <text:p text:style-name="Standard">In addition to the foregoing, the iterator example will be revisited.</text:p>
      <text:p text:style-name="Standard"/>
      <text:p text:style-name="Standard"/>
      <text:p text:style-name="P15">The Default Mutability of an Unannotated Concrete Type is @mutable</text:p>
      <text:p text:style-name="Standard"/>
      <text:p text:style-name="Standard"><text:tab/>Default-@mutable prevents the annotation burden from becoming excessive. Unannotated code should compile without modification, and since much unannotated code expects to be able to perform mutations, a @mutable default seems appropriate.</text:p>
      <text:p text:style-name="Standard"><text:tab/>The one exception to the foregoing rule is where the concrete type is instantiating an abstract <text:soft-page-break/>type parameter with a lower bound of @readonly (see discussion later in this document).</text:p>
      <text:p text:style-name="Standard"/>
      <text:p text:style-name="P5">A Function Call is Considered Pure When All Inputs are Fully Readonly</text:p>
      <text:p text:style-name="Standard"/>
      <text:p text:style-name="Standard"><text:tab/>The <text:span text:style-name="T1">inputs</text:span><text:span text:style-name="T2"> to a function include its formal parameters, its receiver reference </text:span><text:span text:style-name="T1">this,</text:span><text:span text:style-name="T2"> and all other required references in its enclosing environment. For example:</text:span></text:p>
      <text:p text:style-name="P12"/>
      <text:p text:style-name="P17"><text:tab/>@readonly(x) def m = ... <text:s/>// x is readonly in m</text:p>
      <text:p text:style-name="P17"><text:tab/>@polyread(x) def m = ... <text:s/>// x is polyread in m</text:p>
      <text:p text:style-name="P17"><text:tab/>@pure <text:s text:c="7"/>def m = ... <text:s/>// all inputs are at least polyread in m</text:p>
      <text:p text:style-name="Standard"/>
      <text:p text:style-name="Standard">Anticipated input defaults for @pure are:</text:p>
      <text:list xml:id="list2780446819960087254" text:style-name="L2">
        <text:list-item>
          <text:p text:style-name="P14">For formal parameters: default to @readonly.</text:p>
        </text:list-item>
        <text:list-item>
          <text:p text:style-name="P14">For the receiver: default to @polyread.</text:p>
        </text:list-item>
        <text:list-item>
          <text:p text:style-name="P14">For closed-over references: default to @readonly.</text:p>
          <text:p text:style-name="P21"/>
        </text:list-item>
      </text:list>
      <text:p text:style-name="Standard">The defaults are <text:span text:style-name="T1">top-level</text:span><text:span text:style-name="T2"> – they do not change the mutabilities of any type members of the inputs' types. Unfortunately, @pure cannot reasonably prevent callers from passing references that contain @mutable type members – such a policy is likely too restrictive to be practical. Consequently, @pure functions could indirectly cause mutations on objects retrieved through inputs with @mutable type members (an example is in a later subsection). Therefore, the @pure annotation by itself is not always sufficient to determine purity – type information at call sites may be required to determine whether a call can be considered pure.</text:span></text:p>
      <text:p text:style-name="Standard"><text:tab/><text:span text:style-name="T1">Fully readonly</text:span><text:span text:style-name="T2"> means that the mutability of a reference, and the mutabilities of all members of that reference's type, are non-mutable. For example:</text:span></text:p>
      <text:p text:style-name="P12"/>
      <text:p text:style-name="P17"><text:tab/>val x: List[AnyRef @readonly] @readonly <text:s text:c="2"/>// fully-readonly</text:p>
      <text:p text:style-name="P17"><text:tab/>val x: List[AnyRef @polyread] @readonly <text:s text:c="2"/>// fully-readonly</text:p>
      <text:p text:style-name="P17"><text:tab/>val x: List[AnyRef @mutable] <text:s/>@readonly <text:s text:c="2"/>// NOT fully-readonly</text:p>
      <text:p text:style-name="P17"><text:tab/>val x: List[AnyRef @readonly] @polyread <text:s text:c="2"/>// fully-readonly</text:p>
      <text:p text:style-name="P7"/>
      <text:p text:style-name="P12"><text:tab/>It is possible for mutabilities of type members to be instantiated where they are not immediately obvious. For example, the type of x below appears to be fully readonly if the definition of trait U is in a non-obvious location:</text:p>
      <text:p text:style-name="P12"/>
      <text:p text:style-name="P17"><text:tab/>trait U extends List[T @mutable]</text:p>
      <text:p text:style-name="P17"><text:tab/>val x: List[U @readonly] @readonly <text:s text:c="7"/>// NOT fully-readonly</text:p>
      <text:p text:style-name="P17"/>
      <text:p text:style-name="P6"><text:span text:style-name="T2">Determining </text:span><text:span text:style-name="T1">fully-readonly</text:span><text:span text:style-name="T2"> requires a transitive examination of all type members. If all inputs to a function at a given call site are fully readonly, then that call is considered pure at that call site.</text:span></text:p>
      <text:p text:style-name="P16"><text:tab/>Non-representation (@nonrep) fields may potentially allow mutation during pure calls. Purity may therefore be best understood as a kind of “representational purity.”</text:p>
      <text:p text:style-name="P16"/>
      <text:p text:style-name="P15">Non-representation (@nonrep) Fields</text:p>
      <text:p text:style-name="P12"/>
      <text:p text:style-name="P12">JPure makes a distinction between @local fields, which are considered part of an object's representation, and @nonlocal fields, which are not. In JPure, safety is preserved by forbidding mutation of (transitively-) nonlocal fields in pure methods. Impure methods are permitted to modify any field. The present work enforces similar restrictions on pure methods: mutation of (transitively-) readonly fields is forbidden. However, the present work, which assumes all fields are part of the representation by default, also enforces @readonly restrictions in impure methods.</text:p>
      <text:p text:style-name="P12"><text:soft-page-break/><text:tab/>Enforcement of @readonly restrictions (particularly, transitive readonly restrictions) outside of pure methods can cause a loss of flexibility. For example:</text:p>
      <text:p text:style-name="P12"/>
      <text:p text:style-name="P17"><text:tab/>// It should be possible to mutate elements of a readonly list.</text:p>
      <text:p text:style-name="P1"><text:span text:style-name="T2"><text:tab/>val x: List[V</text:span><text:span text:style-name="T3"> @mutable</text:span><text:span text:style-name="T2">]</text:span><text:span text:style-name="T3"> @readonly</text:span></text:p>
      <text:p text:style-name="P17"><text:tab/>x.head = y <text:s text:c="7"/>// error</text:p>
      <text:p text:style-name="P17"><text:tab/>x.head.mutate() <text:s text:c="2"/>// should be allowed</text:p>
      <text:p text:style-name="P17"/>
      <text:p text:style-name="P16"><text:tab/>Where List.head is a method, the substitution of V @mutable does not itself pose a problem:</text:p>
      <text:p text:style-name="P16"/>
      <text:p text:style-name="P3"><text:span text:style-name="T2"><text:tab/>trait List[T &lt;: AnyRef</text:span><text:span text:style-name="T3"> @readonly</text:span><text:span text:style-name="T2">] {</text:span></text:p>
      <text:p text:style-name="P3"><text:span text:style-name="T2"><text:tab/><text:tab/></text:span><text:span text:style-name="T3">@pure </text:span><text:span text:style-name="T2">def head: T <text:s/>// returns whatever is substituted for T</text:span></text:p>
      <text:p text:style-name="P18"><text:tab/>}</text:p>
      <text:p text:style-name="P16"/>
      <text:p text:style-name="P16"><text:tab/>The difficulty occurs where the head method must be defined in terms of a field:</text:p>
      <text:p text:style-name="P16"/>
      <text:p text:style-name="P3"><text:span text:style-name="T2"><text:tab/>class DerivedList[U &lt;: AnyRef</text:span><text:span text:style-name="T3"> @readonly</text:span><text:span text:style-name="T2">](</text:span></text:p>
      <text:p text:style-name="P18"><text:tab/><text:tab/>val _head: U, val _tail: List[U]) extends List[U]</text:p>
      <text:p text:style-name="P18"><text:tab/>{</text:p>
      <text:p text:style-name="P3"><text:span text:style-name="T2"><text:tab/><text:tab/></text:span><text:span text:style-name="T3">@pure </text:span><text:span text:style-name="T2">def head: U = _head <text:s/>// error: @polyread doesn't match U </text:span></text:p>
      <text:p text:style-name="P18"><text:tab/>}</text:p>
      <text:p text:style-name="P16"/>
      <text:p text:style-name="P16"><text:tab/>The field _head (of bounded mutability &gt;: @mutable &lt;: @readonly) is viewpoint-adapted with this (mutability @polyread). @polyread and U refer to different polymorphic variables, so there is no subtype relationship that can be determined here.</text:p>
      <text:p text:style-name="P16"><text:tab/>The @nonrep annotation allows specific fields to be exempted from viewpoint adaptation. For example:</text:p>
      <text:p text:style-name="P16"/>
      <text:p text:style-name="P3"><text:span text:style-name="T2"><text:tab/>class DerivedList[U &lt;: AnyRef</text:span><text:span text:style-name="T3"> @readonly</text:span><text:span text:style-name="T2">](</text:span></text:p>
      <text:p text:style-name="P3"><text:span text:style-name="T2"><text:tab/><text:tab/></text:span><text:span text:style-name="T3">@nonrep </text:span><text:span text:style-name="T2">val _head: U, val _tail: List[U]) extends List[U]</text:span></text:p>
      <text:p text:style-name="P18"><text:tab/>{</text:p>
      <text:p text:style-name="P3"><text:span text:style-name="T2"><text:tab/><text:tab/></text:span><text:span text:style-name="T3">@pure </text:span><text:span text:style-name="T2">def head: U = _head <text:s/>// OK: U matches U</text:span></text:p>
      <text:p text:style-name="P18"><text:tab/>}</text:p>
      <text:p text:style-name="P18"/>
      <text:p text:style-name="P16"><text:tab/>The existence of @nonrep fields can break method purity in some circumstances. The following class contains a list of mutable elements. The method m, although @pure, nonetheless mutates the head element of the list:</text:p>
      <text:p text:style-name="P16"/>
      <text:p text:style-name="P18"><text:tab/>class ContainsList {</text:p>
      <text:p text:style-name="P3"><text:span text:style-name="T2"><text:tab/><text:tab/>private[this] var d: DerivedList[V</text:span><text:span text:style-name="T3"> @mutable</text:span><text:span text:style-name="T2">] = ...</text:span></text:p>
      <text:p text:style-name="P3"><text:span text:style-name="T2"><text:tab/><text:tab/></text:span><text:span text:style-name="T3">@pure </text:span><text:span text:style-name="T2">def m() = d.head.mutate()</text:span></text:p>
      <text:p text:style-name="P18"/>
      <text:p text:style-name="P18"><text:tab/>}</text:p>
      <text:p text:style-name="P16"/>
      <text:p text:style-name="P16"><text:tab/>ContainsList.this is @polyread in m, so the contained list d is also @polyread in m, but the call to head returns a mutable reference. Normally, the only way to return a mutable reference from a readonly reference is if the returned reference is fresh. The @nonrep annotation, however, allows a field to be returned mutable. Fortunately, the need to annotate @nonrep should help make it clear where mutability leaks can and cannot occur in a program.</text:p>
      <text:p text:style-name="P16"/>
      <text:p text:style-name="P16"/>
      <text:p text:style-name="P15">When instantiating a mutability parameter, the concrete mutability must conform to the declared mutability bounds.</text:p>
      <text:p text:style-name="P12"/>
      <text:p text:style-name="Standard"><text:soft-page-break/><text:tab/>For example:</text:p>
      <text:p text:style-name="Standard"/>
      <text:p text:style-name="P1"><text:tab/>trait T1[A &lt;: AnyRef <text:span text:style-name="T4">@readonly</text:span><text:span text:style-name="T5">] <text:s text:c="5"/>// upper bound @readonly</text:span></text:p>
      <text:p text:style-name="P1"><text:span text:style-name="T5"><text:tab/>trait T2[A &lt;: AnyRef </text:span><text:span text:style-name="T4">@mutable</text:span><text:span text:style-name="T5">] <text:s text:c="6"/>// upper bound @mutable</text:span></text:p>
      <text:p text:style-name="P1"><text:span text:style-name="T5"><text:tab/>trait T3[A &gt;: Nothing </text:span><text:span text:style-name="T4">@readonly</text:span><text:span text:style-name="T5">] <text:s text:c="4"/>// lower bound @readonly</text:span></text:p>
      <text:p text:style-name="P3"/>
      <text:p text:style-name="P1"><text:span text:style-name="T5"><text:tab/>trait U extends T1[AnyRef </text:span><text:span text:style-name="T4">@mutable</text:span><text:span text:style-name="T5">] <text:s/>// OK: @mutable &lt;: @readonly</text:span></text:p>
      <text:p text:style-name="P1"><text:span text:style-name="T5"><text:tab/>trait U extends T2[AnyRef </text:span><text:span text:style-name="T4">@readonly</text:span><text:span text:style-name="T5">] // error: A must match &lt;: @mutable</text:span></text:p>
      <text:p text:style-name="P1"><text:span text:style-name="T5"><text:tab/>trait U extends T3[AnyRef </text:span><text:span text:style-name="T4">@mutable</text:span><text:span text:style-name="T5">] <text:s/>// error: A must match &gt;: @readonly</text:span></text:p>
      <text:p text:style-name="Standard"/>
      <text:p text:style-name="Standard"><text:tab/>The default mutability of any lower bound is @mutable. The default mutability of any upper bound is the same as the lower bound (see discussion below). When instantiated, the default mutability is the lower bound of the abstract mutability. For example:</text:p>
      <text:p text:style-name="Standard"/>
      <text:p text:style-name="P3"><text:tab/>trait U extends T1[AnyRef] <text:s/>// default: AnyRef @mutable</text:p>
      <text:p text:style-name="P3"><text:tab/>trait U extends T2[AnyRef] <text:s/>// default: AnyRef @mutable</text:p>
      <text:p text:style-name="P3"><text:tab/>trait U extends T3[AnyRef] <text:s/>// default: AnyRef @readonly</text:p>
      <text:p text:style-name="Standard"/>
      <text:p text:style-name="Standard">Instantiating mutabilities to the upper bound seems like it would increase the incremental annotation burden – if the upper bound of an abstract mutability parameter was annotated @readonly, then any subclasses instantiating that parameter would potentially have to be annotated @mutable before the source code would compile again.</text:p>
      <text:p text:style-name="Standard"><text:tab/>It is tempting to make @readonly the default upper bound on abstract mutabilities. However, a readonly default upper bound could cause errors to be generated for unannotated source code. An error would be generated if any reference with an unannotated abstract mutability (readonly upper bound) was passed as an input to any unannotated (possibly-mutating) method. For example:</text:p>
      <text:p text:style-name="Standard"/>
      <text:p text:style-name="P1"><text:tab/>trait Vector[A] {</text:p>
      <text:p text:style-name="P1"><text:tab/><text:tab/>def apply(idx: Int): A <text:s text:c="8"/>// default @mutable(this)</text:p>
      <text:p text:style-name="P1"><text:tab/><text:tab/>def update(idx: Int, elem: A) <text:s/>// default @mutable(this)</text:p>
      <text:p text:style-name="P1"><text:tab/>}</text:p>
      <text:p text:style-name="P1"><text:tab/>trait HasVector[T, V &lt;: Vector[T]] {</text:p>
      <text:p text:style-name="P1"><text:tab/><text:tab/>val v: V</text:p>
      <text:p text:style-name="P1"><text:tab/><text:tab/>def update(idx: Int, elem: T) =</text:p>
      <text:p text:style-name="P1"><text:tab/><text:tab/> <text:s text:c="4"/>v.update(idx, elem) <text:s text:c="4"/>// error: V (upper bound @readonly)</text:p>
      <text:p text:style-name="P1"><text:tab/><text:tab/> <text:s text:c="28"/>// <text:s text:c="4"/>doesn't match @mutable(this)</text:p>
      <text:p text:style-name="P1"><text:tab/><text:tab/>def getFirstItem() = v(0) <text:s text:c="3"/>// same error here</text:p>
      <text:p text:style-name="P1"><text:tab/>}</text:p>
      <text:p text:style-name="Standard"/>
      <text:p text:style-name="Standard">One way to fix this problem is to make V default to upper bound @mutable. Unfortunately, making V default to @mutable would prevent safe instantiation of V to a @readonly concrete type. For example, if V is defaulted to @mutable and allowed to be instantiated as @readonly:</text:p>
      <text:p text:style-name="Standard"/>
      <text:p text:style-name="P1"><text:tab/>class X extends HasVector[Int, ConcreteVector[Int] <text:span text:style-name="T4">@readonly</text:span>] { ... }</text:p>
      <text:p text:style-name="P1"><text:tab/>val x = new X()</text:p>
      <text:p text:style-name="P1"><text:tab/>x.update(0, 0) <text:s text:c="2"/>// no error, but incorrectly mutates x.v</text:p>
      <text:p text:style-name="Standard"/>
      <text:p text:style-name="Standard">The most straightforward solution is to require annotation of the upper bound of V if any derived classes instantiate it to @readonly:</text:p>
      <text:p text:style-name="Standard"/>
      <text:p text:style-name="P1"><text:tab/>trait HasVector[T, V &lt;: Vector[T] <text:span text:style-name="T4">@readonly</text:span>] { ... }</text:p>
      <text:p text:style-name="P1"/>
      <text:p text:style-name="Standard">Unfortunately, adding the @readonly annotation on V causes the same problem as above: the update method requires V to be mutable. Fortunately, it doesn't make sense to allow update to be called where V is @readonly, so it is possible for the programmer to work around this problem via code refactoring.</text:p>
      <text:p text:style-name="Standard"><text:soft-page-break/>For example, the following code adds HasReadonlyVector, which contains only those methods allowed for @readonly V. To reduce code duplication, common methods are refactored into a common base trait CommonHasVector:</text:p>
      <text:p text:style-name="Standard"/>
      <text:p text:style-name="P1"><text:tab/>trait Vector[A] {</text:p>
      <text:p text:style-name="P1"><text:tab/><text:tab/>def apply(idx: Int): A</text:p>
      <text:p text:style-name="P1"><text:tab/><text:tab/>def update(idx: Int, elem: A) <text:s/>// default @mutable(this)</text:p>
      <text:p text:style-name="P1"><text:tab/>}</text:p>
      <text:p text:style-name="P1"><text:tab/>trait CommonHasVector[T, V &lt;: Vector[T]] {</text:p>
      <text:p text:style-name="P1"><text:tab/><text:tab/>val v: V</text:p>
      <text:p text:style-name="P1"><text:tab/><text:tab/>def getFirstItem() =</text:p>
      <text:p text:style-name="P1"><text:tab/><text:tab/><text:tab/>v(0)</text:p>
      <text:p text:style-name="P1"><text:tab/>}</text:p>
      <text:p text:style-name="P1"><text:tab/>trait HasVector[T, V &lt;: Vector[T] <text:span text:style-name="T4">@mutable</text:span>]</text:p>
      <text:p text:style-name="P1"><text:tab/><text:tab/>extends CommonHasVector[T, V] {</text:p>
      <text:p text:style-name="P1"><text:tab/><text:tab/>def update(idx: Int, elem: T) =</text:p>
      <text:p text:style-name="P1"><text:tab/><text:tab/><text:tab/>v.update(idx, elem)</text:p>
      <text:p text:style-name="P1"><text:tab/>}</text:p>
      <text:p text:style-name="P1"><text:tab/>trait HasReadonlyVector[T, V &lt;: Vector[T] <text:span text:style-name="T4">@readonly</text:span>]</text:p>
      <text:p text:style-name="P1"><text:tab/><text:tab/>extends CommonHasVector[T, V] { }</text:p>
      <text:p text:style-name="P1"/>
      <text:p text:style-name="P1"><text:tab/>class X extends HasReadonlyVector[Int, ConcreteVector[Int] <text:span text:style-name="T4">@readonly]</text:span></text:p>
      <text:p text:style-name="P1"><text:span text:style-name="T4"><text:tab/><text:tab/></text:span>{ ... }</text:p>
      <text:p text:style-name="P1"><text:tab/>val x = new X()</text:p>
      <text:p text:style-name="P1"><text:tab/>x.update(0, 0) <text:s text:c="2"/>// error: update is not a member of X</text:p>
      <text:p text:style-name="P1"/>
      <text:p text:style-name="Standard">Unfortunately, there are now three traits where there used to be one trait. One way of reducing the required extra code is to introduce an annotation that conditionally causes an error if mutability requirements are not met. For example, the @ifMutable[V] annotation below allows calls to update, but only where V is compatible with @mutable:</text:p>
      <text:p text:style-name="Standard"/>
      <text:p text:style-name="P1"><text:tab/>trait HasVector[T, V &lt;: Vector[T]<text:span text:style-name="T4"> @readonly</text:span>] {</text:p>
      <text:p text:style-name="P1"><text:tab/><text:tab/>val v: V</text:p>
      <text:p text:style-name="P1"><text:tab/><text:tab/><text:span text:style-name="T4">@ifMutable[V] </text:span>def update(idx: Int, elem: T) =</text:p>
      <text:p text:style-name="P1"><text:tab/><text:tab/><text:tab/>v.update(idx, elem) <text:s/>// allowed because we know V is mutable</text:p>
      <text:p text:style-name="P1"><text:tab/><text:tab/>def getFirstItem() =</text:p>
      <text:p text:style-name="P1"><text:tab/><text:tab/><text:tab/>v(0)</text:p>
      <text:p text:style-name="P1"><text:tab/>}</text:p>
      <text:p text:style-name="P1"/>
      <text:p text:style-name="P1"><text:tab/>class X extends HasVector[Int, ConcreteVector[Int] <text:span text:style-name="T4">@readonly</text:span>] { ... }</text:p>
      <text:p text:style-name="P1"><text:tab/>val x = new X()</text:p>
      <text:p text:style-name="P1"><text:tab/>x.update(0, 0) <text:s text:c="2"/>// error: X#V is not mutable</text:p>
      <text:p text:style-name="Standard"/>
      <text:p text:style-name="Standard"/>
      <text:p text:style-name="P5">The Iterator Example</text:p>
      <text:p text:style-name="Standard"/>
      <text:p text:style-name="Standard">The Iterator example is shown below. The Iterator example here shows a generic structurally-immutable list of readonly or mutable elements that is able to return an iterator over its contents. The elements returned by the iterator have the same mutability as the elements of the list. Many of the methods have conditional purity – actual purity of a method call is determinable at the call site.</text:p>
      <text:p text:style-name="Standard"><text:tab/>For clarity, the type and mutability is shown for all variables, methods, and fields. In practice, many of the types and mutabilities can be locally inferred. Annotations are shown in bold.</text:p>
      <text:p text:style-name="Standard"/>
      <text:p text:style-name="P2"><text:tab/>trait Iterator[S &lt;: Any<text:span text:style-name="T4"> @readonly</text:span>] {</text:p>
      <text:p text:style-name="P2"><text:tab/><text:tab/><text:span text:style-name="T4">@pure </text:span>def hasNext: Boolean</text:p>
      <text:p text:style-name="P2"><text:tab/><text:tab/>def next(): S</text:p>
      <text:p text:style-name="P2"><text:tab/>}</text:p>
      <text:p text:style-name="P2"/>
      <text:p text:style-name="P2"><text:soft-page-break/><text:tab/>trait List[T &lt;: Any<text:span text:style-name="T4"> @readonly</text:span>] {</text:p>
      <text:p text:style-name="P2"><text:tab/><text:tab/><text:span text:style-name="T4">@pure </text:span>def isEmpty: Boolean</text:p>
      <text:p text:style-name="P2"><text:tab/><text:tab/><text:span text:style-name="T4">@pure </text:span>def head: T</text:p>
      <text:p text:style-name="P2"><text:tab/><text:tab/><text:span text:style-name="T4">@pure </text:span>def tail: List[T] <text:span text:style-name="T4">@readonly</text:span></text:p>
      <text:p text:style-name="P2"/>
      <text:p text:style-name="P2"><text:tab/><text:tab/><text:span text:style-name="T4">@pure </text:span>def iterator: Iterator[T] <text:span text:style-name="T4">@mutable</text:span> = new Iterator[T] {</text:p>
      <text:p text:style-name="P2"><text:tab/><text:tab/><text:tab/>private[this] var myListRef: List[T]<text:span text:style-name="T4"> @readonly</text:span> = List.this</text:p>
      <text:p text:style-name="P2"><text:tab/><text:tab/><text:tab/><text:span text:style-name="T4">@pure </text:span>def hasNext: Boolean = !myListRef.isEmpty</text:p>
      <text:p text:style-name="P2"><text:tab/><text:tab/><text:tab/>def next: T = {</text:p>
      <text:p text:style-name="P2"><text:tab/><text:tab/><text:tab/><text:tab/>val element: T = myListRef.head</text:p>
      <text:p text:style-name="P2"><text:tab/><text:tab/><text:tab/><text:tab/>myListRef = myListRef.tail</text:p>
      <text:p text:style-name="P2"><text:tab/><text:tab/><text:tab/><text:tab/>element</text:p>
      <text:p text:style-name="P2"><text:tab/><text:tab/><text:tab/>}</text:p>
      <text:p text:style-name="P2"><text:tab/><text:tab/>}</text:p>
      <text:p text:style-name="P2"><text:tab/>}</text:p>
      <text:p text:style-name="P2"/>
      <text:p text:style-name="P4">The type bound expression S &lt;: Any @readonly indicates that type parameter S has an upper bound of @readonly (and a default lower bound of @mutable). For flexibility, Any is used instead of AnyRef – although mutabilities do not have any effect on value types, mutability annotations are allowed so that type parameters can be instantiated to value types without duplicating code.</text:p>
      <text:p text:style-name="P4"><text:tab/>The next method on Iterator is not pure because it mutates the receiver. Since next does not modify anything except the receiver, annotating it @pure @mutable(this) or some equivalent may be possible.</text:p>
      <text:p text:style-name="P4"><text:tab/>An implementation of List follows below. The _head field, which is accessed in the head method, is annotated @nonrep to prevent viewpoint adaptation.</text:p>
      <text:p text:style-name="P2"/>
      <text:p text:style-name="P2"><text:tab/>class ConcreteList[U &lt;: Any<text:span text:style-name="T4"> @readonly</text:span>](</text:p>
      <text:p text:style-name="P2"><text:tab/><text:tab/><text:span text:style-name="T4">@nonrep </text:span>val _head: U, val _tail: List[U] <text:span text:style-name="T4">@readonly</text:span>) extends List[U]</text:p>
      <text:p text:style-name="P2"><text:tab/>{</text:p>
      <text:p text:style-name="P2"><text:tab/><text:tab/><text:span text:style-name="T4">@pure </text:span>def isEmpty: Boolean = false</text:p>
      <text:p text:style-name="P2"><text:tab/><text:tab/><text:span text:style-name="T4">@pure </text:span>def head: U = _head</text:p>
      <text:p text:style-name="P2"><text:tab/><text:tab/><text:span text:style-name="T4">@pure </text:span>def tail: <text:span text:style-name="T5">List[U] </text:span><text:span text:style-name="T4">@readonly</text:span> = _tail</text:p>
      <text:p text:style-name="P2"><text:tab/>}</text:p>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Helvetica" svg:font-family="Helvetica" style:font-family-generic="swiss"/>
    <style:font-face style:name="Helvetica1" svg:font-family="Helvetica, Arial" style:font-family-generic="swiss"/>
    <style:font-face style:name="Courier" svg:font-family="Courier" style:font-adornments="Oblique" style:font-family-generic="modern" style:font-pitch="variable"/>
    <style:font-face style:name="Cousine" svg:font-family="Cousine" style:font-adornments="Italic"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2" svg:font-family="Helvetica" style:font-adornments="Oblique"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meta:initial-creator>
    <meta:creation-date>2015-01-22T12:05:39</meta:creation-date>
    <dc:date>2015-02-04T12:03:10</dc:date>
    <dc:creator>Jonathan </dc:creator>
    <meta:editing-duration>P11DT1H56M38S</meta:editing-duration>
    <meta:editing-cycles>30</meta:editing-cycles>
    <meta:generator>OpenOffice/4.1.1$Unix OpenOffice.org_project/411m6$Build-9775</meta:generator>
    <meta:document-statistic meta:table-count="0" meta:image-count="0" meta:object-count="0" meta:page-count="9" meta:paragraph-count="267" meta:word-count="3172" meta:character-count="20027"/>
  </office:meta>
</office:document-meta>
</file>